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2ef" officeooo:paragraph-rsid="001692ef"/>
    </style:style>
    <style:style style:name="P2" style:family="paragraph" style:parent-style-name="Standard">
      <style:text-properties fo:font-size="14pt" officeooo:rsid="001692ef" officeooo:paragraph-rsid="001692ef" style:font-size-asian="14pt" style:font-size-complex="14pt"/>
    </style:style>
    <style:style style:name="P3" style:family="paragraph" style:parent-style-name="Standard">
      <style:text-properties fo:font-size="16pt" officeooo:rsid="001692ef" officeooo:paragraph-rsid="001692ef" style:font-size-asian="16pt" style:font-size-complex="16pt"/>
    </style:style>
    <style:style style:name="P4" style:family="paragraph" style:parent-style-name="Standard">
      <style:text-properties fo:font-size="16pt" fo:font-weight="bold" officeooo:rsid="001692ef" officeooo:paragraph-rsid="001692ef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a10ca" officeooo:paragraph-rsid="001a10ca"/>
    </style:style>
    <style:style style:name="P6" style:family="paragraph" style:parent-style-name="Standard">
      <style:text-properties fo:font-size="18pt" fo:font-weight="bold" officeooo:rsid="001a10ca" officeooo:paragraph-rsid="001a10ca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fo:font-size="16pt" officeooo:rsid="001692ef" officeooo:paragraph-rsid="001692ef" style:font-size-asian="16pt" style:font-size-complex="16pt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9" style:family="paragraph" style:parent-style-name="Standard">
      <style:text-properties fo:font-size="14pt" officeooo:rsid="001692ef" officeooo:paragraph-rsid="001692ef" style:font-size-asian="14pt" style:font-size-complex="14pt"/>
    </style:style>
    <style:style style:name="P10" style:family="paragraph" style:parent-style-name="Standard">
      <style:text-properties fo:font-size="14pt" officeooo:rsid="001a1c64" officeooo:paragraph-rsid="001a1c64" style:font-size-asian="14pt" style:font-size-complex="14pt"/>
    </style:style>
    <style:style style:name="P11" style:family="paragraph" style:parent-style-name="Standard">
      <style:text-properties fo:font-size="14pt" officeooo:rsid="001b2b9d" officeooo:paragraph-rsid="001b2b9d" style:font-size-asian="14pt" style:font-size-complex="14pt"/>
    </style:style>
    <style:style style:name="P12" style:family="paragraph" style:parent-style-name="Standard">
      <style:text-properties fo:font-size="14pt" officeooo:rsid="001bb880" officeooo:paragraph-rsid="001bb880" style:font-size-asian="14pt" style:font-size-complex="14pt"/>
    </style:style>
    <style:style style:name="P13" style:family="paragraph" style:parent-style-name="Standard">
      <style:text-properties fo:font-size="18pt" fo:font-weight="bold" officeooo:rsid="001a1c64" officeooo:paragraph-rsid="001a1c64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6pt" fo:font-weight="bold" officeooo:rsid="001bb880" officeooo:paragraph-rsid="001bb880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d579c" officeooo:paragraph-rsid="001d579c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fo:font-weight="normal" officeooo:rsid="001d579c" officeooo:paragraph-rsid="001d579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d579c" officeooo:paragraph-rsid="001e355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4292e" style:font-name="SFMono-Regular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" style:family="text">
      <style:text-properties officeooo:rsid="001a10ca"/>
    </style:style>
    <style:style style:name="T3" style:family="text">
      <style:text-properties officeooo:rsid="001e3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stall Lab2 package from google drive</text:p>
      <text:p text:style-name="P2">2.put ORBSLAM2 package in <text:s/>catkin_ws/src/</text:p>
      <text:p text:style-name="P1"/>
      <text:p text:style-name="P6">CODING</text:p>
      <text:p text:style-name="P1"><text:s/><text:span text:style-name="T2">tracking.cc <text:s/></text:span></text:p>
      <text:p text:style-name="P1"/>
      <text:p text:style-name="P5">search <text:s/>“//coding”</text:p>
      <text:p text:style-name="P1"/>
      <text:p text:style-name="P1"/>
      <text:p text:style-name="P4">How to build?</text:p>
      <text:p text:style-name="P3"/>
      <text:p text:style-name="P3">$cd catkin_ws</text:p>
      <text:p text:style-name="P3">$source devel/setup.bash </text:p>
      <text:p text:style-name="P3">$cd src/ORB_SLAM2</text:p>
      <text:p text:style-name="P3"/>
      <text:p text:style-name="P7"><text:span text:style-name="Source_20_Text"><text:span text:style-name="T1">chmod +x build.sh</text:span></text:span></text:p>
      <text:p text:style-name="P8"><text:span text:style-name="Source_20_Text"><text:span text:style-name="T1">./build.sh</text:span></text:span></text:p>
      <text:p text:style-name="P2"/>
      <text:p text:style-name="P7"><text:span text:style-name="Source_20_Text"><text:span text:style-name="T1">chmod +x build_ros.sh</text:span></text:span></text:p>
      <text:p text:style-name="P8"><text:span text:style-name="Source_20_Text"><text:span text:style-name="T1">./build_ros.sh</text:span></text:span></text:p>
      <text:p text:style-name="P2"/>
      <text:p text:style-name="P13">How to run?</text:p>
      <text:p text:style-name="P10"/>
      <text:p text:style-name="P10">$ rosrun ORB_SLAM2 Stereo Vocabulary/ORBvoc.txt Examples/Stereo/zed.yaml </text:p>
      <text:p text:style-name="P10">true <text:s/>0</text:p>
      <text:p text:style-name="P10"/>
      <text:p text:style-name="P10"/>
      <text:p text:style-name="P10"/>
      <text:p text:style-name="P11">1.Constant motion model</text:p>
      <text:p text:style-name="P14">frame Class: </text:p>
      <text:p text:style-name="P12">mCurrentFrame <text:s text:c="2"/></text:p>
      <text:p text:style-name="P12">mLastFrame</text:p>
      <text:p text:style-name="P12"/>
      <text:p text:style-name="P11">mTcw: translation from world to camer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Relocalization:</text:p>
      <text:p text:style-name="P16"/>
      <text:p text:style-name="P16"/>
      <text:p text:style-name="P16"/>
      <text:p text:style-name="P16"><text:s text:c="4"/>// Relocalization is performed when tracking is lost</text:p>
      <text:p text:style-name="P16"><text:s text:c="4"/>// Track Lost: Query KeyFrame Database for keyframe candidates for relocalisation</text:p>
      <text:p text:style-name="P16"><text:s text:c="4"/>vector&lt;KeyFrame*&gt; vpCandidateKFs = mpKeyFrameDB-&gt;DetectRelocalizationCandidates(&amp;mCurrentFrame);</text:p>
      <text:p text:style-name="P16"/>
      <text:p text:style-name="P16"><text:s text:c="4"/>if(vpCandidateKFs.empty())</text:p>
      <text:p text:style-name="P16"><text:s text:c="8"/>return false;</text:p>
      <text:p text:style-name="P16"/>
      <text:p text:style-name="P16"><text:s text:c="4"/>const int nKFs = vpCandidateKFs.size();</text:p>
      <text:p text:style-name="P16"/>
      <text:p text:style-name="P16"/>
      <text:p text:style-name="P17">//<text:span text:style-name="T3">check matching</text:span></text:p>
      <text:p text:style-name="P17"><text:s text:c="4"/>if(!bMatch)</text:p>
      <text:p text:style-name="P17"><text:s text:c="4"/>{</text:p>
      <text:p text:style-name="P17"><text:s text:c="8"/>mCurrentFrame.mTcw = cv::Mat::zeros(0, 0, CV_32F); // set mTcw back to empty if relocation is failed</text:p>
      <text:p text:style-name="P17"><text:s text:c="8"/>return false;</text:p>
      <text:p text:style-name="P17"><text:s text:c="4"/>}</text:p>
      <text:p text:style-name="P17"><text:s text:c="4"/>else</text:p>
      <text:p text:style-name="P17"><text:s text:c="4"/>{</text:p>
      <text:p text:style-name="P17"><text:s text:c="8"/>mnLastRelocFrameId = mCurrentFrame.mnId;</text:p>
      <text:p text:style-name="P17"><text:s text:c="8"/>return true;</text:p>
      <text:p text:style-name="P17"><text:s text:c="4"/>}</text:p>
      <text:p text:style-name="P17"/>
      <text:p text:style-name="P17"/>
      <text:p text:style-name="P16"><text:s text:c="4"/></text:p>
      <text:p text:style-name="P16"/>
      <text:p text:style-name="P16"><text:s text:c="4"/>int nCandidates=0;</text:p>
      <text:p text:style-name="P16"/>
      <text:p text:style-name="P16"><text:s text:c="4"/>for(int i=0; i&lt;nKFs; i++)</text:p>
      <text:p text:style-name="P16"><text:s text:c="4"/>{</text:p>
      <text:p text:style-name="P16"><text:s text:c="8"/>KeyFrame* pKF = vpCandidateKFs[i];</text:p>
      <text:p text:style-name="P16"><text:s text:c="8"/>if(pKF-&gt;isBad())</text:p>
      <text:p text:style-name="P16"><text:s text:c="12"/>vbDiscarded[i] = true;</text:p>
      <text:p text:style-name="P16"><text:s text:c="8"/>else</text:p>
      <text:p text:style-name="P16"><text:s text:c="8"/>{</text:p>
      <text:p text:style-name="P16"><text:s text:c="12"/>int nmatches = matcher.SearchByBoW(pKF,mCurrentFrame,vvpMapPointMatches[i]);</text:p>
      <text:p text:style-name="P16"><text:s text:c="12"/>if(nmatches&lt;15)</text:p>
      <text:p text:style-name="P16"><text:s text:c="12"/>{</text:p>
      <text:p text:style-name="P16"><text:s text:c="16"/>vbDiscarded[i] = true;</text:p>
      <text:p text:style-name="P16"><text:s text:c="16"/>continue;</text:p>
      <text:p text:style-name="P16"><text:s text:c="12"/>}</text:p>
      <text:p text:style-name="P16"><text:s text:c="12"/>else</text:p>
      <text:p text:style-name="P16"><text:s text:c="12"/>{</text:p>
      <text:p text:style-name="P16"><text:s text:c="16"/>PnPsolver* pSolver = new PnPsolver(mCurrentFrame,vvpMapPointMatches[i]);</text:p>
      <text:p text:style-name="P16"><text:s text:c="16"/>pSolver-&gt;SetRansacParameters(0.99,10,300,4,0.5,5.991);</text:p>
      <text:p text:style-name="P16"><text:s text:c="16"/>vpPnPsolvers[i] = pSolver;</text:p>
      <text:p text:style-name="P16"><text:s text:c="16"/>nCandidates++;</text:p>
      <text:p text:style-name="P16"><text:soft-page-break/><text:s text:c="12"/>}</text:p>
      <text:p text:style-name="P16"><text:s text:c="8"/>}</text:p>
      <text:p text:style-name="P16"><text:s text:c="4"/>}</text:p>
      <text:p text:style-name="P16"/>
      <text:p text:style-name="P17">// We perform first an ORB matching with each candidate</text:p>
      <text:p text:style-name="P17"><text:s text:c="4"/>// If enough matches are found we setup a PnP solver</text:p>
      <text:p text:style-name="P17"><text:s text:c="4"/>ORBmatcher matcher(0.75,true);</text:p>
      <text:p text:style-name="P17"/>
      <text:p text:style-name="P17"><text:s text:c="4"/>vector&lt;PnPsolver*&gt; vpPnPsolvers;</text:p>
      <text:p text:style-name="P17"><text:s text:c="4"/>vpPnPsolvers.resize(nKFs);</text:p>
      <text:p text:style-name="P17"/>
      <text:p text:style-name="P17"><text:s text:c="4"/>vector&lt;vector&lt;MapPoint*&gt; &gt; vvpMapPointMatches;</text:p>
      <text:p text:style-name="P17"><text:s text:c="4"/>vvpMapPointMatches.resize(nKFs);</text:p>
      <text:p text:style-name="P17"/>
      <text:p text:style-name="P17"><text:s text:c="4"/>vector&lt;bool&gt; vbDiscarded;</text:p>
      <text:p text:style-name="P17"><text:s text:c="4"/>vbDiscarded.resize(nKFs);</text:p>
      <text:p text:style-name="P16"/>
      <text:p text:style-name="P16"/>
      <text:p text:style-name="P16"/>
      <text:p text:style-name="P17"><text:s text:c="4"/>// Compute Bag of Words Vector</text:p>
      <text:p text:style-name="P17"><text:s text:c="4"/>mCurrentFrame.ComputeBoW();</text:p>
      <text:p text:style-name="P17"/>
      <text:p text:style-name="P16"/>
      <text:p text:style-name="P16"><text:s text:c="4"/>// Alternatively perform some iterations of P4P RANSAC</text:p>
      <text:p text:style-name="P16"><text:s text:c="4"/>// Until we found a camera pose supported by enough inliers</text:p>
      <text:p text:style-name="P16"><text:s text:c="4"/>bool bMatch = false;</text:p>
      <text:p text:style-name="P16"><text:s text:c="4"/>ORBmatcher matcher2(0.9,true);</text:p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21:58.371193306</meta:creation-date>
    <meta:generator>LibreOffice/5.1.6.2$Linux_X86_64 LibreOffice_project/10m0$Build-2</meta:generator>
    <dc:date>2019-06-06T11:21:34.616626729</dc:date>
    <meta:editing-duration>PT14M38S</meta:editing-duration>
    <meta:editing-cycles>9</meta:editing-cycles>
    <meta:document-statistic meta:table-count="0" meta:image-count="0" meta:object-count="0" meta:page-count="3" meta:paragraph-count="78" meta:word-count="227" meta:character-count="2317" meta:non-whitespace-character-count="1763"/>
  </office:meta>
</office:document-meta>
</file>